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001cm" table:align="margins" fo:background-color="transparent">
        <style:background-image/>
      </style:table-properties>
    </style:style>
    <style:style style:name="Table1.A" style:family="table-column">
      <style:table-column-properties style:column-width="0.9cm" style:rel-column-width="510*"/>
    </style:style>
    <style:style style:name="Table1.B" style:family="table-column">
      <style:table-column-properties style:column-width="6.031cm" style:rel-column-width="3419*"/>
    </style:style>
    <style:style style:name="Table1.C" style:family="table-column">
      <style:table-column-properties style:column-width="6.034cm" style:rel-column-width="3421*"/>
    </style:style>
    <style:style style:name="Table1.D" style:family="table-column">
      <style:table-column-properties style:column-width="6.036cm" style:rel-column-width="342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text-properties fo:language="ru" fo:country="RU" officeooo:rsid="001114d3" officeooo:paragraph-rsid="001114d3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01114d3" officeooo:paragraph-rsid="001114d3"/>
    </style:style>
    <style:style style:name="P3" style:family="paragraph" style:parent-style-name="Table_20_Contents">
      <style:text-properties officeooo:rsid="001114d3" officeooo:paragraph-rsid="001114d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text-properties fo:language="ru" fo:country="RU" officeooo:rsid="001114d3" officeooo:paragraph-rsid="001114d3"/>
    </style:style>
    <style:style style:name="P7" style:family="paragraph" style:parent-style-name="Text_20_body">
      <style:text-properties fo:language="ru" fo:country="RU" fo:font-weight="bold" officeooo:rsid="001114d3" officeooo:paragraph-rsid="001114d3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11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дание 1.</text:p>
      <text:p text:style-name="P6">Таблица 1. Характеристика типов интерфейсов периферийных устройств персонального компьютер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№</text:p>
          </table:table-cell>
          <table:table-cell table:style-name="Table1.A1" office:value-type="string">
            <text:p text:style-name="P2">Наименование устройства</text:p>
          </table:table-cell>
          <table:table-cell table:style-name="Table1.A1" office:value-type="string">
            <text:p text:style-name="P2">Наименование драйвера</text:p>
          </table:table-cell>
          <table:table-cell table:style-name="Table1.D1" office:value-type="string">
            <text:p text:style-name="P2">Ссылка на источник откуда можно скачать драйвер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1">Материнская плата <text:span text:style-name="T1">ASRock B550M Pro4</text:span></text:p>
          </table:table-cell>
          <table:table-cell table:style-name="Table1.C2" table:number-rows-spanned="2" office:value-type="string">
            <text:p text:style-name="P4">AMD Chipset Drivers</text:p>
          </table:table-cell>
          <table:table-cell table:style-name="Table1.D2" table:number-rows-spanned="2" office:value-type="string">
            <text:p text:style-name="P5">https://www.amd.com/en/support/chipsets/amd-socket-am4/b55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Table_20_Contents"><text:span text:style-name="T2">Процессор </text:span>AMD Ryzen 5 3600</text:p>
          </table:table-cell>
          <table:covered-table-cell table:style-name="Table1.C3"/>
          <table:covered-table-cell table:style-name="Table1.D3"/>
        </table:table-row>
        <table:table-row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1">Видеоадаптер Palit GeForce GTX 1660 SUPER GamingPro, 6 ГБ GDDR6</text:p>
          </table:table-cell>
          <table:table-cell table:style-name="Table1.C2" office:value-type="string">
            <text:p text:style-name="P4">GeForce® Experience™</text:p>
          </table:table-cell>
          <table:table-cell table:style-name="Table1.D2" office:value-type="string">
            <text:p text:style-name="Table_20_Contents">https://www.nvidia.com/en-us/geforce/geforce-experience/</text:p>
          </table:table-cell>
        </table:table-row>
        <table:table-row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Table_20_Contents">Внешняя звуковая карта </text:p>
            <text:p text:style-name="Table_20_Contents">FOCUSRITE Scarlett Solo 3rd Gen</text:p>
          </table:table-cell>
          <table:table-cell table:style-name="Table1.C2" office:value-type="string">
            <text:p text:style-name="P4">Focusrite Control</text:p>
          </table:table-cell>
          <table:table-cell table:style-name="Table1.D2" office:value-type="string">
            <text:p text:style-name="Table_20_Contents">https://downloads.focusrite.com/focusrite/scarlett-3rd-gen/scarlett-solo-3rd-g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8:54:12.702000000</meta:creation-date>
    <dc:date>2023-11-06T19:12:27.414000000</dc:date>
    <meta:editing-duration>PT18M15S</meta:editing-duration>
    <meta:editing-cycles>1</meta:editing-cycles>
    <meta:document-statistic meta:table-count="1" meta:image-count="0" meta:object-count="0" meta:page-count="1" meta:paragraph-count="21" meta:word-count="65" meta:character-count="626" meta:non-whitespace-character-count="581"/>
    <meta:generator>LibreOffice/7.6.2.1$Windows_X86_64 LibreOffice_project/56f7684011345957bbf33a7ee678afaf4d2ba333</meta:generator>
  </office:meta>
</office:document-meta>
</file>